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1400000384ECB97D7206F5B28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1" svg:font-family="'Latin Modern Sans Demi Cond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5cm" fo:min-width="0.7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cm" fo:min-width="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Latin Modern Sans Demi Cond1" fo:font-size="26pt" style:font-size-asian="26pt" style:font-size-complex="26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Latin Modern Sans Demi Cond1" fo:font-size="26pt" style:font-size-asian="26pt" style:font-size-complex="2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Sans Demi Cond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atin Modern Sans Demi Cond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in Modern Sans Demi Cond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atin Modern Sans Demi Cond" fo:font-size="26pt" fo:font-style="normal" fo:text-shadow="none" style:text-underline-style="none" fo:font-weight="normal" style:letter-kerning="true" style:font-name-asian="Latin Modern Sans Demi Cond" style:font-size-asian="26pt" style:font-style-asian="normal" style:font-weight-asian="normal" style:font-name-complex="Latin Modern Sans Demi Cond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8.999cm" svg:height="13.152cm" svg:x="0.5cm" svg:y="0.481cm">
              <draw:image xlink:href="Pictures/100002010000051400000384ECB97D7206F5B283.png" xlink:type="simple" xlink:show="embed" xlink:actuate="onLoad" draw:mime-type="image/png">
                <text:p/>
              </draw:image>
            </draw:frame>
            <draw:custom-shape draw:style-name="gr2" draw:text-style-name="P2" draw:layer="layout" svg:width="1.25cm" svg:height="3.75cm" svg:x="1.25cm" svg:y="0.9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5cm" svg:height="0.5cm" svg:x="16.25cm" svg:y="12.45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3" draw:layer="layout" svg:width="4.058cm" svg:height="1.542cm" draw:transform="rotate (1.5707963267949) translate (0.658cm 6.266cm)">
            <draw:text-box>
              <text:p><text:span text:style-name="T1"># Counts</text:span></text:p>
            </draw:text-box>
          </draw:frame>
          <draw:frame draw:style-name="gr4" draw:text-style-name="P3" draw:layer="layout" svg:width="4.473cm" svg:height="1.542cm" svg:x="15.277cm" svg:y="12.458cm">
            <draw:text-box>
              <text:p text:style-name="P4"><text:span text:style-name="T2">E</text:span><text:span text:style-name="T3">1</text:span><text:span text:style-name="T4">+E</text:span><text:span text:style-name="T3">2</text:span><text:span text:style-name="T4">/Q</text:span><text:span text:style-name="T5">ββ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1" svg:font-family="'Latin Modern Sans Demi Cond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1-12T15:23:36.872296179</dc:date>
    <meta:editing-duration>PT4M17S</meta:editing-duration>
    <meta:editing-cycles>1</meta:editing-cycles>
    <meta:document-statistic meta:object-count="7"/>
    <meta:generator>LibreOffice/7.0.3.1$Linux_X86_64 LibreOffice_project/00$Build-1</meta:generator>
  </office:meta>
</office:document-meta>
</file>